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7.7292in" fo:margin-left="0.6375in" fo:margin-top="0in" fo:margin-bottom="0in" table:align="left" style:writing-mode="lr-tb"/>
    </style:style>
    <style:style style:name="Table1.A" style:family="table-column">
      <style:table-column-properties style:column-width="7.7292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Roboto Mono" style:font-name-asian="Roboto Mono1" style:font-name-complex="Roboto Mono1"/>
    </style:style>
    <style:style style:name="P3" style:family="paragraph" style:parent-style-name="Standard">
      <style:paragraph-properties fo:margin-top="0in" fo:margin-bottom="0in" loext:contextual-spacing="false"/>
      <style:text-properties style:font-name="Roboto Mono" fo:font-style="italic" style:font-name-asian="Roboto Mono1" style:font-style-asian="italic" style:font-name-complex="Roboto Mono1"/>
    </style:style>
    <style:style style:name="P4" style:family="paragraph" style:parent-style-name="Standard" style:list-style-name="WWNum2">
      <style:paragraph-properties fo:margin-left="1in" fo:margin-right="0in" fo:margin-top="0in" fo:margin-bottom="0in" loext:contextual-spacing="true" fo:text-indent="-0.25in" style:auto-text-indent="false"/>
    </style:style>
    <style:style style:name="P5" style:family="paragraph" style:parent-style-name="Standard" style:list-style-name="WWNum1">
      <style:paragraph-properties fo:margin-left="1in" fo:margin-right="0in" fo:margin-top="0in" fo:margin-bottom="0in" loext:contextual-spacing="true" fo:text-indent="-0.25in" style:auto-text-indent="false"/>
    </style:style>
    <style:style style:name="P6" style:family="paragraph" style:parent-style-name="Standard">
      <style:paragraph-properties fo:margin-left="0in" fo:margin-right="0in" fo:margin-top="0in" fo:margin-bottom="0in" loext:contextual-spacing="false" fo:text-indent="0.5in" style:auto-text-indent="false"/>
    </style:style>
    <style:style style:name="P7" style:family="paragraph" style:parent-style-name="Standard">
      <style:paragraph-properties fo:margin-left="0in" fo:margin-right="0in" fo:margin-top="0in" fo:margin-bottom="0in" loext:contextual-spacing="false" fo:text-indent="0.5in" style:auto-text-indent="false"/>
      <style:text-properties style:font-name="Roboto Mono" style:font-name-asian="Roboto Mono1" style:font-name-complex="Roboto Mono1"/>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style:font-name="Roboto Mono" style:font-name-asian="Roboto Mono1" style:font-name-complex="Roboto Mono1"/>
    </style:style>
    <style:style style:name="P10" style:family="paragraph" style:parent-style-name="Standard">
      <style:paragraph-properties fo:margin-left="0.5in" fo:margin-right="0in" fo:margin-top="0in" fo:margin-bottom="0in" loext:contextual-spacing="false" fo:text-indent="0in" style:auto-text-indent="false"/>
    </style:style>
    <style:style style:name="P11" style:family="paragraph" style:parent-style-name="Standard">
      <style:paragraph-properties fo:margin-left="0.5in" fo:margin-right="0in" fo:margin-top="0in" fo:margin-bottom="0in" loext:contextual-spacing="false" fo:text-indent="0in" style:auto-text-indent="false"/>
      <style:text-properties style:font-name="Roboto Mono" style:font-name-asian="Roboto Mono1" style:font-name-complex="Roboto Mono1"/>
    </style:style>
    <style:style style:name="P12" style:family="paragraph" style:parent-style-name="Standard">
      <style:paragraph-properties fo:margin-left="1in" fo:margin-right="0in" fo:margin-top="0in" fo:margin-bottom="0in" loext:contextual-spacing="false" fo:text-indent="0in" style:auto-text-indent="false"/>
    </style:style>
    <style:style style:name="P13" style:family="paragraph" style:parent-style-name="Standard">
      <style:paragraph-properties fo:margin-left="1in" fo:margin-right="0in" fo:margin-top="0in" fo:margin-bottom="0in" loext:contextual-spacing="false" fo:text-indent="0.5in" style:auto-text-indent="false"/>
    </style:style>
    <style:style style:name="P14" style:family="paragraph" style:parent-style-name="Standard">
      <style:paragraph-properties fo:margin-left="1.5in" fo:margin-right="0in" fo:margin-top="0in" fo:margin-bottom="0in" loext:contextual-spacing="false" fo:text-indent="0.5in" style:auto-text-indent="false"/>
    </style:style>
    <style:style style:name="P15" style:family="paragraph" style:parent-style-name="Heading_20_2">
      <style:paragraph-properties fo:margin-top="0.25in" fo:margin-bottom="0.0835in" loext:contextual-spacing="false"/>
    </style:style>
    <style:style style:name="P16" style:family="paragraph" style:parent-style-name="Heading_20_1">
      <style:paragraph-properties fo:margin-top="0.278in" fo:margin-bottom="0.0835in" loext:contextual-spacing="false"/>
    </style:style>
    <style:style style:name="P17" style:family="paragraph" style:parent-style-name="Heading_20_1">
      <style:paragraph-properties fo:margin-top="0.278in" fo:margin-bottom="0.0835in" loext:contextual-spacing="false"/>
      <style:text-properties style:font-name="Roboto Mono" style:font-name-asian="Roboto Mono1" style:font-name-complex="Roboto Mono1"/>
    </style:style>
    <style:style style:name="P18" style:family="paragraph" style:parent-style-name="Heading_20_1" style:master-page-name="Standard">
      <style:paragraph-properties fo:margin-top="0.278in" fo:margin-bottom="0.0835in" loext:contextual-spacing="false" style:page-number="1"/>
    </style:style>
    <style:style style:name="P19" style:family="paragraph">
      <loext:graphic-properties draw:fill="solid" draw:fill-color="#a0a0a0"/>
      <style:paragraph-properties fo:text-align="center"/>
    </style:style>
    <style:style style:name="T1" style:family="text">
      <style:text-properties style:font-name="Roboto Mono" style:font-name-asian="Roboto Mono1" style:font-name-complex="Roboto Mono1"/>
    </style:style>
    <style:style style:name="T2" style:family="text">
      <style:text-properties style:font-name="Roboto Mono" style:font-name-asian="Roboto Mono1" style:font-name-complex="Roboto Mono1" fo:background-color="#ff00ff"/>
    </style:style>
    <style:style style:name="T3" style:family="text">
      <style:text-properties style:font-name="Roboto Mono" fo:background-color="#ea9999" loext:char-shading-value="0" style:font-name-asian="Roboto Mono1" style:font-name-complex="Roboto Mono1"/>
    </style:style>
    <style:style style:name="T4" style:family="text">
      <style:text-properties style:font-name="Roboto Mono" fo:font-weight="bold" style:font-name-asian="Roboto Mono1" style:font-weight-asian="bold" style:font-name-complex="Roboto Mono1"/>
    </style:style>
    <style:style style:name="T5" style:family="text">
      <style:text-properties style:font-name="Roboto Mono" fo:background-color="#f9b095" loext:char-shading-value="0" style:font-name-asian="Roboto Mono1" style:font-name-complex="Roboto Mono1"/>
    </style:style>
    <style:style style:name="T6" style:family="text">
      <style:text-properties style:font-name="Roboto Mono" fo:background-color="#f9cb9c" loext:char-shading-value="0" style:font-name-asian="Roboto Mono1" style:font-name-complex="Roboto Mono1"/>
    </style:style>
    <style:style style:name="T7" style:family="text">
      <style:text-properties style:font-name="Roboto Mono" style:text-underline-style="none" style:font-name-asian="Roboto Mono1" style:font-name-complex="Roboto Mono1"/>
    </style:style>
    <style:style style:name="T8" style:family="text">
      <style:text-properties style:font-name="Roboto Mono" fo:background-color="#ffe599" loext:char-shading-value="0" style:font-name-asian="Roboto Mono1" style:font-name-complex="Roboto Mono1"/>
    </style:style>
    <style:style style:name="T9" style:family="text">
      <style:text-properties style:font-name="Roboto Mono" fo:background-color="#b6d7a8" loext:char-shading-value="0" style:font-name-asian="Roboto Mono1" style:font-name-complex="Roboto Mono1"/>
    </style:style>
    <style:style style:name="T10" style:family="text">
      <style:text-properties style:font-name="Roboto Mono" fo:font-style="italic" style:font-name-asian="Roboto Mono1" style:font-style-asian="italic" style:font-name-complex="Roboto Mono1"/>
    </style:style>
    <style:style style:name="T11" style:family="text">
      <style:text-properties style:font-name="Roboto Mono" fo:background-color="#e06666" loext:char-shading-value="0" style:font-name-asian="Roboto Mono1" style:font-name-complex="Roboto Mono1"/>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jbcspyjkqlnz"/><text:span text:style-name="T1">PATCHES</text:span></text:p>
      <text:p text:style-name="P1"><text:span text:style-name="T1"><office:annotation office:name="__Annotation__7_1475103935"><dc:creator>Giovanni Crisanti</dc:creator><dc:date>2017-03-31T06:39:15</dc:date><text:p><text:span text:style-name="T12">00E63CA4 is the number of phantoms, but that's checked by a subfunction at 0056BE84, and causes errors if not 4, + its not actually used later, so don't patch</text:span></text:p></office:annotation></text:span><text:span text:style-name="T1">*patch 00E63CA6 malloc to (desired num of phantoms * 0x20)</text:span><office:annotation-end office:name="__Annotation__7_1475103935"/></text:p>
      <text:p text:style-name="P2"/>
      <text:p text:style-name="P1"><text:span text:style-name="T1">*patch 00E63CBA memset size to ^</text:span></text:p>
      <text:p text:style-name="P2"/>
      <text:p text:style-name="P1"><text:span text:style-name="T1">*patch 00E63CC1 number_of_char_slots_available load. This might have to be more than desired limit due to issues with it being compared against total_num_connected_players_secondary (which is a weird).</text:span></text:p>
      <text:p text:style-name="P2"/>
      <text:p text:style-name="P1"><text:span text:style-name="T1">*set max allowed summons [[0137D82C]+08c]</text:span></text:p>
      <text:p text:style-name="P2"/>
      <text:p text:style-name="P1"><text:span text:style-name="T1">*set BlackSosNum (AOB 05 00 00 00 03 00 00 00 03 00 00 00 05 00 00 00 05 00 00 00 0A 00 00 00 0A 00 00 00)</text:span></text:p>
      <text:p text:style-name="P2"/>
      <text:p text:style-name="P1"><text:span text:style-name="T1">*set InvadeNum (AOB 05 00 00 00 FA FF FF FF 08 00 00 00 FC FF FF FF 0A 00 00 00 FE FF FF FF 0C 00 00 00)</text:span></text:p>
      <text:p text:style-name="P2"/>
      <text:p text:style-name="P1"><text:span text:style-name="T1">*set Max Connection Tickets memory constant at (05 00 00 00 00 00 90 41 00 00 10 42 00 00 A0 40 00 00 20 41 00 00 A0 41 OR @12DE2CC)</text:span></text:p>
      <text:p text:style-name="P2"/>
      <text:p text:style-name="P1"><text:span text:style-name="T1">*set Lobby Access Max Count, written in 00BE9AD1</text:span></text:p>
      <text:p text:style-name="P2"/>
      <text:p text:style-name="P1"><text:span text:style-name="T1">*patch 00DB51B7,00DB51EB; 00DB11BE,00DB1271; 00D2A47C,00D2A465 number of characters connected before before summon signs disappear</text:span></text:p>
      <text:p text:style-name="P2"/>
      <text:p text:style-name="P1"><text:span text:style-name="T1">*patch 00C068A4, 00C06ADE, 00C068A9 (length of array), 00C06848 (array malloc size 16 + 1216*number of character slots), 00C037A7, 00C037BF (bounds check on array) which are used for initializing the info_about_summons-&gt;summon_chars_data array</text:span></text:p>
      <text:p text:style-name="P2"><text:soft-page-break/></text:p>
      <text:p text:style-name="P1"><text:span text:style-name="T1">*patch 00C068DF (setting the rest of the array to zero), 00C068C3 (array malloc size number of character slots), <text:s/>00C02CB7, 00C02C80, 00D2E7A9, 00D2E6AF, 00D2FB73, 00D2FDF1, 00D30431, 00D31C66, 00D28135, 00D2B19A, 00EE2B8A (bounds check on array size) which are used for initializing the info_about_summons-&gt;summon_char_types</text:span></text:p>
      <text:p text:style-name="P2"/>
      <text:p text:style-name="P1"><text:span text:style-name="T1">*patch 00722A00 (array length init) which sets up an array of pointers of size 5 (by default)</text:span></text:p>
      <text:p text:style-name="P2"/>
      <text:p text:style-name="P1"><text:span text:style-name="T1">*patch 00EBB55D, the size of the players_connected_array to malloc. Size is 24+20*(number of characters)+36.</text:span></text:p>
      <text:p text:style-name="P1"><text:span text:style-name="T1">*patch 00EA24AA, the number of character slots to initialize in create_player_connected_array</text:span></text:p>
      <text:p text:style-name="P1"><text:span text:style-name="T1">*patch 00EA24D2-00EA24FC, the setting of the variables after the inline character array in the players_connected_array, which have to be updated since we resized the char array.</text:span></text:p>
      <text:p text:style-name="P1"><text:span text:style-name="T1">*patch 00E6615A; 00E5B900; 00DC83DB; 00DC6BBE; 00D2A444; ?</text:span><text:span text:style-name="T1"><office:annotation office:name="__Annotation__30_1475103935"><dc:creator>Zoeycat Z</dc:creator><dc:date>2017-05-20T10:07:55</dc:date><text:p><text:span text:style-name="T12">works without this</text:span></text:p></office:annotation></text:span><text:span text:style-name="T1"><office:annotation office:name="__Annotation__28_1475103935"><dc:creator>Zoeycat Z</dc:creator><dc:date>2017-05-20T10:07:55</dc:date><text:p><text:span text:style-name="T12">Does this reference an offset that's adjusted or a location in the array?</text:span></text:p></office:annotation></text:span><text:span text:style-name="T1">00EA25A4</text:span><office:annotation-end office:name="__Annotation__28_1475103935"/><office:annotation-end office:name="__Annotation__30_1475103935"/><text:span text:style-name="T1">?; 00DB53FB; 00D3FEEE; 00EA1771, 00EA1791, 00EA17AD; ?</text:span><text:span text:style-name="T1"><office:annotation office:name="__Annotation__38_1475103935"><dc:creator>Zoeycat Z</dc:creator><dc:date>2017-05-19T09:12:59</dc:date><text:p><text:span text:style-name="T12">added to be safe</text:span></text:p></office:annotation></text:span><text:span text:style-name="T1"><office:annotation office:name="__Annotation__36_1475103935"><dc:creator>Zoeycat Z</dc:creator><dc:date>2017-05-19T09:12:59</dc:date><text:p><text:span text:style-name="T12">Is this a reference?</text:span></text:p></office:annotation></text:span><text:span text:style-name="T1">00EA29A9</text:span><office:annotation-end office:name="__Annotation__36_1475103935"/><office:annotation-end office:name="__Annotation__38_1475103935"/><text:span text:style-name="T1">?; 00EA3141; 00EA3268; 00EA18E2; 00EA18E7; </text:span><text:span text:style-name="T1"><office:annotation office:name="__Annotation__46_1475103935"><dc:creator>Zoeycat Z</dc:creator><dc:date>2017-05-20T10:08:04</dc:date><text:p><text:span text:style-name="T12">works without this</text:span></text:p></office:annotation></text:span><text:span text:style-name="T1"><office:annotation office:name="__Annotation__44_1475103935"><dc:creator>Zoeycat Z</dc:creator><dc:date>2017-05-20T10:08:04</dc:date><text:p><text:span text:style-name="T12">may have to change the constants mov'd in here</text:span></text:p></office:annotation></text:span><text:span text:style-name="T1">00EA2748, 00EA27A1, 00EA2740</text:span><office:annotation-end office:name="__Annotation__44_1475103935"/><office:annotation-end office:name="__Annotation__46_1475103935"/><text:span text:style-name="T1">, 00EA277A; where the variables after the inline character array in the players_connected_array are referenced.</text:span></text:p>
      <text:p text:style-name="P2"/>
      <text:p text:style-name="P1"><text:span text:style-name="T1">*patch 00EA1A86; 00EA2FDE; 00EA2554, 00EA2569; 01012C71; 00EA2932; 00EA2C8E; 00EA2A2C; 00EA2C06; 00EA2C18; the number of char slots iterated through the players_connected_array(same as number of character slots in create_player_connected_array).</text:span></text:p>
      <text:p text:style-name="P1"><text:span text:style-name="T1">*patch </text:span><text:span text:style-name="T1"><office:annotation office:name="__Annotation__59_1475103935"><dc:creator>Zoeycat Z</dc:creator><dc:date>2017-05-19T09:13:36</dc:date><text:p><text:span text:style-name="T12">added to be safe</text:span></text:p></office:annotation></text:span><text:span text:style-name="T1"><office:annotation office:name="__Annotation__57_1475103935"><dc:creator>Zoeycat Z</dc:creator><dc:date>2017-05-19T09:13:36</dc:date><text:p><text:span text:style-name="T12">check if these hit on summon</text:span></text:p></office:annotation></text:span><text:span text:style-name="T1">00EA1788, 00EA1798; 00EA2BFF</text:span><office:annotation-end office:name="__Annotation__57_1475103935"/><office:annotation-end office:name="__Annotation__59_1475103935"/><text:span text:style-name="T1">; <text:s/>the number of phantoms slots iterated through the players_connected_array.</text:span></text:p>
      <text:p text:style-name="P16"><text:bookmark text:name="_pnx89edw40nv"/><text:span text:style-name="T1">NOTES</text:span></text:p>
      <text:p text:style-name="P1"><text:span text:style-name="T3">Hardcoded as a game constant</text:span><text:span text:style-name="T1">, </text:span><text:span text:style-name="T4">Max Connection Tickets (05 00 00 00 00 00 90 41 00 00 10 42 00 00 A0 40 00 00 20 41 00 00 A0 41 </text:span><text:span text:style-name="T1">OR </text:span><text:span text:style-name="T4">@12DE2CC)</text:span><text:span text:style-name="T1">. In debug under FRPG-NET-&gt;FrpgNetConnectionManStep-&gt;Max Connection Tickets</text:span></text:p>
      <text:p text:style-name="P2"/>
      <text:p text:style-name="P1"><text:span text:style-name="T3">On game startup</text:span><text:span text:style-name="T1">, </text:span><text:span text:style-name="T4">init_info_about_summons (@00C06710)</text:span><text:span text:style-name="T1"> sets up and inits two array. One i’ve called info_about_summons-&gt;summon_chars_data is for storing characters and their data. The other, info_about_summons-&gt;summon_char_types, is an array of bytes for i believe what character type the phantom is.</text:span></text:p>
      <text:p text:style-name="P2"/>
      <text:p text:style-name="P1"><text:span text:style-name="T3">On game startup</text:span><text:span text:style-name="T1">, global variable </text:span><text:span text:style-name="T4">BlackSosNum (AOB 05 00 00 00 03 00 00 00 03 00 00 00 05 00 00 00 05 00 00 00 0A 00 00 00 0A 00 00 00)</text:span><text:span text:style-name="T1"> is initialized. Unsure where exactly. Under System-&gt;NetworkProperties in debug, and determines number of black summon signs shown at any one time.</text:span></text:p>
      <text:p text:style-name="P2"/>
      <text:p text:style-name="P1"><text:span text:style-name="T3">On game startup</text:span><text:span text:style-name="T1">, global variable </text:span><text:span text:style-name="T4">InvadeNum (AOB 05 00 00 00 FA FF FF FF 08 00 00 00 FC FF FF FF 0A 00 00 00 FE FF FF FF 0C 00 00 00)</text:span><text:span text:style-name="T1"> is initialized. Unsure where exactly. Under System-&gt;NetworkProperties in debug.</text:span></text:p>
      <text:p text:style-name="P2"/>
      <text:p text:style-name="P1"><text:soft-page-break/><text:span text:style-name="T3">On game startup</text:span><text:span text:style-name="T1">, </text:span><text:span text:style-name="T4">Connection Tickets</text:span><text:span text:style-name="T1"> is incremented up to Max Connection Tickets over time. In debug under FRPG-NET-&gt;FrpgNetConnectionManStep-&gt;Connection Tickets</text:span></text:p>
      <text:p text:style-name="P2"/>
      <text:p text:style-name="P1"><text:span text:style-name="T3">On game startup</text:span><text:span text:style-name="T1">, global </text:span><text:span text:style-name="T4">SessionInfo </text:span><text:span text:style-name="T1">is malloc’d and initialized at </text:span><text:span text:style-name="T4">sub(@00EBBA30)</text:span><text:span text:style-name="T1">. It is set up in </text:span><text:span text:style-name="T4">setup_session_info(@00EBB180)</text:span><text:span text:style-name="T1">, where it has a variable called </text:span><text:span text:style-name="T4">players_connected_array</text:span><text:span text:style-name="T1"> (used in update_players_connected_counts(@00EA1A70)). </text:span><text:span text:style-name="T4">players_connected_array</text:span><text:span text:style-name="T1"> is malloc’d and initialized, then set up in </text:span><text:span text:style-name="T4">create_player_connected_array(@00EA24A0)</text:span><text:span text:style-name="T1">. </text:span></text:p>
      <text:p text:style-name="P2"/>
      <text:p text:style-name="P1"><text:span text:style-name="T3">On character load</text:span><text:span text:style-name="T1">, </text:span><text:span text:style-name="T4">malloc_players_in_player_array (@00E63C90)</text:span><text:span text:style-name="T1"> mallocs another list of connected characters (i’ve called multiplayer_helper_info-&gt;ptr_to_PlayerArray), and sets multiplayer_helper_info-&gt;number_of_char_slots_available</text:span></text:p>
      <text:p text:style-name="P2"/>
      <text:p text:style-name="P1"><text:span text:style-name="T3">On character load</text:span><text:span text:style-name="T1">, global variable </text:span><text:span text:style-name="T4">max_allowed_summons</text:span><text:span text:style-name="T1"> </text:span><text:span text:style-name="T4">(@[[0137D82C]+08c])</text:span><text:span text:style-name="T1"> is initialized. Unsure where exactly. </text:span></text:p>
      <text:p text:style-name="P2"/>
      <text:p text:style-name="P1"><text:span text:style-name="T5">Every certain number of seconds (lobby refresh rate?)</text:span><text:span text:style-name="T1">, </text:span><text:span text:style-name="T4">Lobby Access Max Count</text:span><text:span text:style-name="T1"> is written at </text:span><text:span text:style-name="T4">sub(@BE9AD1 - C7 86 D4000000 0500000)</text:span><text:span text:style-name="T1">. In debug under FRPG-NET-&gt;FrpgNetLobbyStep-&gt;Lobby Access Max Count</text:span></text:p>
      <text:p text:style-name="P2"/>
      <text:p text:style-name="P1"><text:span text:style-name="T6">When the first phantom is summoned</text:span><text:span text:style-name="T1">, a list of character pointers that contain function pointers that setup the character is initialized (i call char_list).</text:span></text:p>
      <text:list xml:id="list3827904976429476061" text:style-name="WWNum2">
        <text:list-item>
          <text:p text:style-name="P4"><text:span text:style-name="T1">Initially in function </text:span><text:span text:style-name="T4">sub(@00722940) </text:span><text:span text:style-name="T1">the length of the list is passed to function </text:span><text:span text:style-name="T4">sub(@0072B040), </text:span><text:span text:style-name="T1">which sets char_list_length in the HostSummonInfo struct.</text:span></text:p>
        </text:list-item>
        <text:list-item>
          <text:p text:style-name="P4"><text:span text:style-name="T1">The list is allocated at </text:span><text:span text:style-name="T4">sub(@00AFDCD0)</text:span><text:span text:style-name="T1">, using char_list_length.</text:span></text:p>
        </text:list-item>
        <text:list-item>
          <text:p text:style-name="P4"><text:span text:style-name="T1">The list is then initialized at </text:span><text:span text:style-name="T4">sub(@0072A7D0)</text:span><text:span text:style-name="T1">, by taking the pointer to the start of the list, then incrementing a pointer that determines the end of the list by the list length. Both start and end pointers are in the struct as char_list_start and char_list_end.</text:span></text:p>
        </text:list-item>
      </text:list>
      <text:p text:style-name="P2"/>
      <text:p text:style-name="P1"><text:span text:style-name="T8">As the game is running, summon signs are displayed via a couple methods:</text:span></text:p>
      <text:p text:style-name="P6"><text:span text:style-name="T1">-</text:span><text:span text:style-name="T4">sub(@00DB4DF0) </text:span><text:span text:style-name="T1">passes in constants to functions which iterate over the ptr_to_PlayerArray to count number of connected players. These constants are bulwarks to set a global state regarding summon sign(unknown what that state is) showing if the loop reaches past their value.</text:span></text:p>
      <text:p text:style-name="P7"/>
      <text:p text:style-name="P6"><text:span text:style-name="T1">-</text:span><text:span text:style-name="T4">maybe_show_summon_signs(@00DB1050) </text:span><text:span text:style-name="T1">does a check </text:span></text:p>
      <table:table table:name="Table1" table:style-name="Table1">
        <table:table-column table:style-name="Table1.A"/>
        <text:soft-page-break/>
        <table:table-row table:style-name="Table1.1">
          <table:table-cell table:style-name="Table1.A1" office:value-type="string">
            <text:p text:style-name="P1"><text:span text:style-name="T1">if(total_num_connected_players &gt;= max_allowed_summons || num_white_phantoms+num_black_phantoms+num_dragon_phantoms+num_blue_phantoms &gt;= 3)</text:span></text:p>
          </table:table-cell>
        </table:table-row>
      </table:table>
      <text:p text:style-name="P6"><text:soft-page-break/><text:span text:style-name="T1">after which it does global state setting regarding summon signs(unknown what that state is). It also had checks specifically for red and white signs.</text:span></text:p>
      <text:p text:style-name="P2"/>
      <text:p text:style-name="P6"><text:span text:style-name="T1">-</text:span><text:span text:style-name="T4">sub(@00D2A460) </text:span><text:span text:style-name="T1">does a check if total_num_connected_players &gt;= 2, and returns true if that or another variable==3.</text:span></text:p>
      <text:p text:style-name="P7"/>
      <text:p text:style-name="P8"><text:span text:style-name="T9">When summoning a player:</text:span></text:p>
      <text:p text:style-name="P8"><text:span text:style-name="T1"><text:tab/>-</text:span><text:span text:style-name="T10">magic stuff happens</text:span></text:p>
      <text:p text:style-name="P8"><text:span text:style-name="T1"><text:tab/>-the character is added to a list of character pointers </text:span><text:span text:style-name="T4">add_char_to_list(@0072A640)</text:span></text:p>
      <text:p text:style-name="P6"><text:span text:style-name="T1">-This list is iterated over in </text:span><text:span text:style-name="T4">deal_with_all_chars(@007123E0)</text:span><text:span text:style-name="T1">, and each pointer is passed into </text:span><text:span text:style-name="T4">reads_in_chars_n_stuff(@0071CEE0)</text:span></text:p>
      <text:p text:style-name="P8"><text:span text:style-name="T4"><text:tab/></text:span><text:span text:style-name="T1">-</text:span><text:span text:style-name="T4">reads_in_chars_n_stuff </text:span><text:span text:style-name="T1">calls a function pointer that the character passed in stores, and the functions pointed to do </text:span><text:span text:style-name="T10">magic</text:span><text:span text:style-name="T1">, and if they succeed set the characters function ptr to be the next function in the setup chain.</text:span></text:p>
      <text:p text:style-name="P8"><text:span text:style-name="T1"><text:tab/>-This chain finishes at </text:span><text:span text:style-name="T4">sub(@0071DB00)</text:span><text:span text:style-name="T1">, where the function calls </text:span><text:span text:style-name="T4">also_init_hostsummoninfostruct(@006FBD50)</text:span><text:span text:style-name="T1">, passing it that it should create the character struct with a variable set to 0xE.</text:span></text:p>
      <text:p text:style-name="P8"><text:span text:style-name="T1"><text:tab/>-</text:span><text:span text:style-name="T10">magic stuff happens</text:span></text:p>
      <text:p text:style-name="P8"><text:span text:style-name="T1"><text:tab/>-</text:span><text:span text:style-name="T4">GetRemoteWorldInfo(@007063B0) </text:span><text:span text:style-name="T1">is continually looping over a list of the connected characters. It calls a function ptr from that character, which calls </text:span><text:span text:style-name="T4">get_info_from_summoner(@004AF840)</text:span><text:span text:style-name="T1">, which adds the character to the connected_players array.</text:span></text:p>
      <text:p text:style-name="P8"><text:span text:style-name="T1"><text:tab/>-This triggers </text:span><text:span text:style-name="T4">sub(@00D2E910)</text:span><text:span text:style-name="T1"> to be called, which uses a switch statement on the 0xE variable. In the 0xE case, it calls </text:span><text:span text:style-name="T4">sucessful_summon_ack_connect_player(</text:span><text:span text:style-name="T1">@</text:span><text:span text:style-name="T4">00D2DF80)</text:span><text:span text:style-name="T1">, which sets a byte in the global host_info_global struct, marking that a summon can continue(or something). </text:span></text:p>
      <text:p text:style-name="P8"><text:span text:style-name="T1"><text:tab/>-</text:span><text:span text:style-name="T10">magic happens</text:span></text:p>
      <text:p text:style-name="P8"><text:span text:style-name="T1"><text:tab/>-</text:span><text:span text:style-name="T4">Try_w_check_to_summon_char(@00EE2B10)</text:span><text:span text:style-name="T1"> is called (seems to be called repeated in a looping thread), which checks that the byte in host_info_global is set, verifies there is an available space in some character array, and beings the final process of summoning the player (calling </text:span><text:span text:style-name="T4">Try_and_load_Summoned_char_up1(@00E40970)</text:span><text:span text:style-name="T1">, which calls a bunch of functions under it that do a lot of setup work for creating the new connected player).</text:span></text:p>
      <text:p text:style-name="P2"/>
      <text:p text:style-name="P2"/>
      <text:p text:style-name="P2"/>
      <text:p text:style-name="P2"/>
      <text:p text:style-name="P2"/>
      <text:p text:style-name="P2"/>
      <text:p text:style-name="P16"><text:bookmark text:name="_jrax5wgno1w0"/><text:soft-page-break/><text:span text:style-name="T1">CURRENT WORK (my scratch sheet)</text:span></text:p>
      <text:p text:style-name="P16"><text:bookmark text:name="_q3mumjk7uui5"/><text:span text:style-name="T1">OLD STUFF</text:span></text:p>
      <text:p text:style-name="P1"><text:span text:style-name="T1">Find everything that access players_connected_array, patch hardcoded bounds checks and struct offsets</text:span></text:p>
      <text:p text:style-name="P2"/>
      <text:p text:style-name="P1"><text:span text:style-name="T1">Signs stop appearing after the 5th phantom is summoned</text:span></text:p>
      <text:p text:style-name="P1"><text:span text:style-name="T1">In debug, ROOT-&gt;SYSTEM-&gt;NetworkProperties has BlackSosNum as 5. Need to change this in release</text:span></text:p>
      <text:p text:style-name="P1"><text:span text:style-name="T1">Debug: this+60</text:span></text:p>
      <text:p text:style-name="P2"/>
      <text:p text:style-name="P1"><text:span text:style-name="T1">Bug with 5 phantoms</text:span></text:p>
      <text:p text:style-name="P2"/>
      <text:p text:style-name="P1"><text:span text:style-name="T1">Seems like same issue as before, host not sending over all phantoms. Need to investigate host end</text:span></text:p>
      <text:p text:style-name="P1"><text:span text:style-name="T1">Setup_verification1_byte is failing. At 00D2A3B2, check against host_info_global-&gt;unknown[80] (which becomes one at some point). Never becomes 1 for 5th phantom.</text:span></text:p>
      <text:p text:style-name="P1"><text:span text:style-name="T1">It is set to 1 in sucessful_summon_ack_connect_player, which is called at the successful summon case in switch statement. The case statement isn’t hit</text:span></text:p>
      <text:p text:style-name="P1"><text:span text:style-name="T1">It isnt hit because host_info-&gt;get_host_capable_of_hosting_kindof isn’t being set to 0xE</text:span></text:p>
      <text:p text:style-name="P1"><text:span text:style-name="T1">This is set in </text:span><text:span text:style-name="T10">get_info_from_summoner</text:span><text:span text:style-name="T1">, where it is copied from arg </text:span><text:span text:style-name="T10">host_src</text:span></text:p>
      <text:p text:style-name="P1"><text:span text:style-name="T1">This is called in </text:span><text:span text:style-name="T10">GetRemoteWorldInfo </text:span><text:span text:style-name="T1">via the </text:span><text:span text:style-name="T10">put_character_into_char_linked_list </text:span><text:span text:style-name="T1">func ptr, as arg </text:span><text:span text:style-name="T10">cur_player_in_host_world</text:span></text:p>
      <text:p text:style-name="P3"/>
      <text:p text:style-name="P1"><text:span text:style-name="T10">GetRemoteWorldInfo </text:span><text:span text:style-name="T1">is not called for 5th phantom</text:span></text:p>
      <text:p text:style-name="P1"><text:span text:style-name="T1">Or at least, not called in the same way.</text:span></text:p>
      <text:p text:style-name="P1"><text:span text:style-name="T1">Its called from the same place (the loop in GetRemoteWorldInfo_Up1), but not with the timing the other summons have</text:span></text:p>
      <text:p text:style-name="P2"/>
      <text:p text:style-name="P2"><text:soft-page-break/></text:p>
      <text:p text:style-name="P1"><text:span text:style-name="T1">Cur_player_in_host_world has capable_of_hosting == 0xE: what we want</text:span></text:p>
      <text:p text:style-name="P1"><text:span text:style-name="T1">Cur_player_in_host_world is copied off of host_world-&gt;pdoubly_linked_char_list7C-&gt;prev-&gt;char_info</text:span></text:p>
      <text:p text:style-name="P1"><text:span text:style-name="T1">The ptr to pdoubly_linked_char_list7C keeps changing</text:span></text:p>
      <text:p text:style-name="P1"><text:span text:style-name="T1">What writes to that?</text:span></text:p>
      <text:p text:style-name="P1"><text:span text:style-name="T1">00705FCA and 00520E92 change the ll to point to a new char info</text:span></text:p>
      <text:p text:style-name="P2"/>
      <text:p text:style-name="P1"><text:span text:style-name="T1">The goodboy function that sets the new chara with 0xe is </text:span></text:p>
      <text:p text:style-name="P2"/>
      <text:p text:style-name="P1"><text:span text:style-name="T1">Sub_702170</text:span></text:p>
      <text:p text:style-name="P10"><text:span text:style-name="T1">|</text:span></text:p>
      <text:p text:style-name="P10"><text:span text:style-name="T1">Deal_with_all_chars_n_shit</text:span></text:p>
      <text:p text:style-name="P12"><text:span text:style-name="T1">|</text:span></text:p>
      <text:p text:style-name="P12"><text:span text:style-name="T1">Reads_in_chars_n_stuff_kindof</text:span></text:p>
      <text:p text:style-name="P12"><text:span text:style-name="T1"><text:tab/>|calls via function ptr</text:span></text:p>
      <text:p text:style-name="P10"><text:span text:style-name="T1"><text:tab/><text:tab/>|</text:span></text:p>
      <text:p text:style-name="P13"><text:span text:style-name="T1">good_character_summon</text:span></text:p>
      <text:p text:style-name="P14"><text:span text:style-name="T1">|</text:span></text:p>
      <text:p text:style-name="P14"><text:span text:style-name="T1">Get_additional_chars_maybe</text:span></text:p>
      <text:p text:style-name="P9"/>
      <text:p text:style-name="P8"><text:span text:style-name="T1">Good_character_summon is not called for 5th phantom</text:span></text:p>
      <text:p text:style-name="P2"><text:soft-page-break/></text:p>
      <text:p text:style-name="P1"><text:span text:style-name="T1">“This” keeps changing for the goodboy case</text:span></text:p>
      <text:p text:style-name="P1"><text:span text:style-name="T1"><office:annotation office:name="__Annotation__253_1475103935"><dc:creator>Giovanni Crisanti</dc:creator><dc:date>2017-05-02T10:49:16</dc:date><text:p><text:span text:style-name="T12">“”</text:span><text:span text:style-name="T12">Message("ecx=%x not0=%x funcptr=%x\n", ECX, Dword(ECX+0x18), Dword(Dword(Dword(Dword(ECX+0x14)+0)+8)+8)), Dword(Dword(Dword(Dword(ecx+0x14)+0)+8)+8)==0x7277A0””</text:span></text:p></office:annotation></text:span><text:span text:style-name="T1">Deal_with_all_chars_n_shit passes it in as “kindof_host_world” at 007126DE</text:span><office:annotation-end office:name="__Annotation__253_1475103935"/></text:p>
      <text:p text:style-name="P1"><text:span text:style-name="T1">Then in Reads_in_chars_n_stuff_kindof, the loop that repeatedly calls the FunctionPtr has the side effect of altering it. The called function alters itself</text:span></text:p>
      <text:p text:style-name="P1"><text:span text:style-name="T1">Goodboy order: 730dd0, 730a70, good_character_summond</text:span></text:p>
      <text:p text:style-name="P2"/>
      <text:p text:style-name="P1"><text:span text:style-name="T1">For 5th phantom, the function pointer is permanently set at -1/disabled</text:span></text:p>
      <text:p text:style-name="P2"/>
      <text:p text:style-name="P1"><text:span text:style-name="T1">0072A6A4 is where new char is added to list</text:span></text:p>
      <text:p text:style-name="P1"><text:span text:style-name="T1">The 2rd summon is added to list, it has its function ptr set, called, then function_ptr_set=0 (AND function ptr is cleared)</text:span></text:p>
      <text:p text:style-name="P1"><text:span text:style-name="T1"><text:tab/>-funcs called:</text:span></text:p>
      <text:p text:style-name="P1"><text:span text:style-name="T1">The 3rd summon is added to list, it has its function ptr set, called, then function_ptr_set=0 (but function ptr itself isn’t cleared)</text:span></text:p>
      <text:p text:style-name="P1"><text:span text:style-name="T1"><text:tab/>-funcs called:</text:span></text:p>
      <text:p text:style-name="P1"><text:span text:style-name="T1">The 4rd summon is added to list, it has its function ptr set, called, then function_ptr_set=0 (AND function ptr is cleared)</text:span></text:p>
      <text:p text:style-name="P1"><text:span text:style-name="T1"><text:tab/>-funcs called:</text:span></text:p>
      <text:p text:style-name="P2"/>
      <text:p text:style-name="P1"><text:span text:style-name="T1">Why is the 5th summon not being added to list?</text:span></text:p>
      <text:p text:style-name="P1"><text:span text:style-name="T1">The 4th is added to list via</text:span></text:p>
      <text:p text:style-name="P1"><text:span text:style-name="T1">sub_72C120</text:span></text:p>
      <text:p text:style-name="P1"><text:span text:style-name="T1"><text:tab/>|</text:span></text:p>
      <text:p text:style-name="P10"><text:span text:style-name="T1">sub_72BB40(@0072C356) then sub_72BE50(@0072C29E)</text:span></text:p>
      <text:p text:style-name="P10"><text:soft-page-break/><text:span text:style-name="T1"><text:tab/>|</text:span></text:p>
      <text:p text:style-name="P12"><text:span text:style-name="T1">Connect_with_summon</text:span></text:p>
      <text:p text:style-name="P12"><text:span text:style-name="T1"><text:tab/>|</text:span></text:p>
      <text:p text:style-name="P12"><text:span text:style-name="T1"><text:tab/>Add_char_to_list</text:span></text:p>
      <text:p text:style-name="P1"><text:span text:style-name="T1">sub_72C120 is hit regularly</text:span></text:p>
      <text:p text:style-name="P2"/>
      <text:p text:style-name="P1"><text:span text:style-name="T1">Failure point at 0072BA80, in connect_with_summon. This occurs for both calls(both get hit)</text:span></text:p>
      <text:p text:style-name="P1"><text:span text:style-name="T1"><text:tab/>Failure point in function at 0072AC85, the if statement is not hit for 3rd, but is for 5th</text:span></text:p>
      <text:p text:style-name="P1"><text:span text:style-name="T1"><text:tab/>This is because char_list_end keeps being pushed back by 4 every time, and after the 4th phantom its the same as start, and that what this checks</text:span></text:p>
      <text:p text:style-name="P1"><text:span text:style-name="T1"><text:tab/></text:span><text:span text:style-name="T11">Need to make char_list_end longer, need to find its init</text:span></text:p>
      <text:p text:style-name="P1"><text:span text:style-name="T11"><text:tab/></text:span><text:span text:style-name="T1">End is set every time the first phantom is summoned (@0072A8AB), and is set in loop based on cmp against variable</text:span></text:p>
      <text:p text:style-name="P1"><text:span text:style-name="T1"><text:tab/>Variable that determines length is at 00722A00</text:span></text:p>
      <text:p text:style-name="P17"><text:bookmark text:name="_w2np9v8gb9k8"/></text:p>
      <text:p text:style-name="P2"/>
      <text:p text:style-name="P1"><text:span text:style-name="T1">This stays same</text:span></text:p>
      <text:p text:style-name="P1"><text:span text:style-name="T1">Info_about_char_maybe stays same</text:span></text:p>
      <text:p text:style-name="P1"><text:span text:style-name="T1">Prev : keeps changing</text:span></text:p>
      <text:p text:style-name="P2"/>
      <text:p text:style-name="P1"><text:span text:style-name="T1">The 2 locations that sets the changing ptr is 00B097AA (sets to new obj) and 0071CE67 (unsets to make the ptr point to itself)</text:span></text:p>
      <text:p text:style-name="P1"><text:span text:style-name="T1">00B097AA func:</text:span></text:p>
      <text:p text:style-name="P1"><text:span text:style-name="T1"><text:tab/>Gets new struct from sub_722610</text:span></text:p>
      <text:p text:style-name="P1"><text:soft-page-break/><text:span text:style-name="T1"><text:tab/><text:tab/><text:tab/><text:tab/><text:tab/>|</text:span></text:p>
      <text:p text:style-name="P1"><text:span text:style-name="T1"><text:tab/><text:tab/><text:tab/><text:tab/><text:tab/>sub_4B0EC0</text:span></text:p>
      <text:p text:style-name="P1"><text:span text:style-name="T1"><text:tab/><text:tab/><text:tab/><text:tab/><text:tab/><text:tab/>| (passes 12*a2, 4) Not important i dont think</text:span></text:p>
      <text:p text:style-name="P1"><text:span text:style-name="T1"><text:tab/><text:tab/><text:tab/><text:tab/><text:tab/><text:tab/>sub_40A330 (uses the args as total_size_to_malloc, items_in_array (DON”T ALTER # items))</text:span></text:p>
      <text:p text:style-name="P1"><text:span text:style-name="T1"><text:tab/><text:tab/><text:tab/><text:tab/><text:tab/><text:tab/>Basically a malloc</text:span></text:p>
      <text:p text:style-name="P1"><text:span text:style-name="T1"><text:tab/><text:tab/><text:tab/><text:tab/><text:tab/>|</text:span></text:p>
      <text:p text:style-name="P1"><text:span text:style-name="T1"><text:tab/><text:tab/><text:tab/><text:tab/><text:tab/>*result = a1</text:span></text:p>
      <text:p text:style-name="P1"><text:span text:style-name="T1"><text:tab/><text:tab/><text:tab/><text:tab/><text:tab/>*(result+4) = a2</text:span></text:p>
      <text:p text:style-name="P1"><text:span text:style-name="T1"><text:tab/><text:tab/><text:tab/><text:tab/><text:tab/>*(result+8) = *a3 (this is the one that sets char_info.capable_of_hosting, which contains function ptr)</text:span></text:p>
      <text:p text:style-name="P1"><text:span text:style-name="T1"><text:tab/>a3 passed in as a5</text:span></text:p>
      <text:p text:style-name="P1"><text:span text:style-name="T1"><text:tab/>Some function that calls this one passes the arg that has our goodboy function</text:span></text:p>
      <text:p text:style-name="P2"/>
      <text:p text:style-name="P2"/>
      <text:p text:style-name="P1"><text:span text:style-name="T1">It could be an issue with char_list_size being too small</text:span></text:p>
      <text:p text:style-name="P1"><text:span text:style-name="T1">For the 4th phantom, it is 0 when checked in GetRemoteWorldInfo</text:span></text:p>
      <text:p text:style-name="P1"><text:span text:style-name="T1">We have producer/consumer stuff going on with the char_list, so its size is fluctuating</text:span></text:p>
      <text:p text:style-name="P1"><text:span text:style-name="T1">1st phantom: 3</text:span></text:p>
      <text:p text:style-name="P1"><text:span text:style-name="T1">2nd: 0</text:span></text:p>
      <text:p text:style-name="P1"><text:span text:style-name="T1">3rd: 0</text:span></text:p>
      <text:p text:style-name="P1"><text:span text:style-name="T1">4th: 0</text:span></text:p>
      <text:p text:style-name="P1"><text:span text:style-name="T1">5th: 0</text:span></text:p>
      <text:p text:style-name="P2"><text:soft-page-break/></text:p>
      <text:p text:style-name="P2"/>
      <text:p text:style-name="P1"><text:span text:style-name="T1">Potential issue at sub_EA2510 (called in Try_w_check_to_summon_char) with dependencies on hard coded numbers.</text:span></text:p>
      <text:p text:style-name="P1"><text:span text:style-name="T1">00EA2554 and 00EA2569 should be patched to number_of_char_slots</text:span></text:p>
      <text:p text:style-name="P2"/>
      <text:p text:style-name="P2"/>
      <text:p text:style-name="P1"><text:span text:style-name="T1">When summoning 4th phantom, the can only see the 3 oldest red phantoms, and the host. They cannot interact with any of them.</text:span></text:p>
      <text:p text:style-name="P2"/>
      <text:p text:style-name="P1"><text:span text:style-name="T1">Issue where setting verfication byte in while loop (00D2A403) is not being hit</text:span></text:p>
      <text:p text:style-name="P1"><text:span text:style-name="T1">Failing check (00D2A3EB) Goodboy</text:span></text:p>
      <text:p text:style-name="P1"><text:span text:style-name="T1"><text:tab/>4th = never reached, eax always -1</text:span></text:p>
      <text:p text:style-name="P1"><text:span text:style-name="T1"><text:tab/>3rd = eax:2, edx:0x0DCFE580, *:1, then eventually 31 </text:span></text:p>
      <text:p text:style-name="P2"/>
      <text:p text:style-name="P1"><text:span text:style-name="T1">Failing check (00D2A3F3) Badboy</text:span></text:p>
      <text:p text:style-name="P6"><text:span text:style-name="T1">4th = edi:0x05DC8550 , *:0x13231DB0, esi: </text:span></text:p>
      <text:p text:style-name="P1"><text:span text:style-name="T1"><text:tab/>3rd = edi:0x05DC8550 , *:0x13231DB0, esi: 0x13231DB0, then eventually 0x13224630</text:span></text:p>
      <text:p text:style-name="P2"/>
      <text:p text:style-name="P6"><text:span text:style-name="T1">Issue is player number not gettings set to 3. Something to do with host_info_global-&gt;some_char_maybe in maybe_get_next_player_number</text:span></text:p>
      <text:p text:style-name="P7"/>
      <text:p text:style-name="P7"/>
      <text:p text:style-name="P6"><text:span text:style-name="T1">Sub Issue where info_about_summons-&gt;summon_char_types[3] might be used elsewhere, so we need to fight how it SHOULD be set.</text:span></text:p>
      <text:p text:style-name="P10"><text:soft-page-break/><text:span text:style-name="T1">Sub Issue where info_about_summons-&gt;summon_char_types array may not be large enough. What mallocs/writes to it?</text:span></text:p>
      <text:p text:style-name="P11"/>
      <text:p text:style-name="P10"><text:span text:style-name="T1">Anything that uses get_next_summon_index and maybe_get_next_player_number probably has a hardcoded bounds check</text:span></text:p>
      <text:p text:style-name="P11"/>
      <text:p text:style-name="P1"><text:span text:style-name="T1"><text:tab/></text:span><text:span text:style-name="T2">MAJOR PROBLEM</text:span><text:span text:style-name="T1">: init_info_about_summons is called in startup, before even character selection. </text:span></text:p>
      <text:p text:style-name="P2"/>
      <text:p text:style-name="P6"><text:span text:style-name="T1">function <text:s/>init_info_about_summons: at 00C068DF sets up char types array. At 00C068C3 is the allocation of the array</text:span></text:p>
      <text:p text:style-name="P9"/>
      <text:list xml:id="list2173723493980430014" text:style-name="WWNum1">
        <text:list-item>
          <text:p text:style-name="P5"><text:span text:style-name="T1">Most functions writing to info_about_summons-&gt;player_type check info_about_summons-&gt;summon_chars_data[summon_char_i] before changing char_type. Another array to resize/check writes?</text:span></text:p>
        </text:list-item>
      </text:list>
      <text:p text:style-name="P1"><text:span text:style-name="T1"><text:tab/><text:tab/>The checked variable is not written to at runtime, its like a constant ptr to tell if this is a valid entry in the array</text:span></text:p>
      <text:p text:style-name="P1"><text:span text:style-name="T1"><text:tab/><text:tab/>Need to resize summon_chars_data on creation: function <text:s/>init_info_about_summons: the 3 slots are initialized at 00C068A4, 00C06ADE, 00C068A9 (3 comparison), and the array of structs is malloced at 00C06848 (passed size must be 16 + 1216*number of character slots).</text:span></text:p>
      <text:p text:style-name="P1"><draw:rect text:anchor-type="as-char" svg:y="0in" draw:z-index="0" draw:style-name="gr1" draw:text-style-name="P19" svg:width="0.0012in" svg:height="0.0213in"><text:p/></draw:rect></text:p>
      <text:p text:style-name="P1"><text:span text:style-name="T1">"failed to join session" for 4th summon/invader. When summon, must request # of other players in world, and fail if &gt;=4</text:span></text:p>
      <text:p text:style-name="P1"><text:span text:style-name="T1">This failure is caused by forcing total_num_connected_players_secondary to some other value</text:span></text:p>
      <text:p text:style-name="P2"/>
      <text:p text:style-name="P1"><text:span text:style-name="T1">on summon sign press</text:span></text:p>
      <text:p text:style-name="P1"><text:span text:style-name="T1">passes host_info_global as the ptr to the struct for summon_on_gt4_failure_func</text:span></text:p>
      <text:p text:style-name="P1"><text:span text:style-name="T1">gets host_info_global[1].other_players.connected_players.connected_players</text:span></text:p>
      <text:p text:style-name="P1"><text:span text:style-name="T1">then copies hostsummonerinfostruct from there </text:span></text:p>
      <text:p text:style-name="P1"><text:span text:style-name="T1">the switch that says fail or succeede uses hostsummonerinfostruct_copy/char_info-&gt;host_capable_of_hosting_kindof</text:span></text:p>
      <text:p text:style-name="P2"/>
      <text:p text:style-name="P1"><text:soft-page-break/><text:span text:style-name="T1">get_info_from_summoner_up1 passes a1-&gt;other_players_part_of_host_world134 into get_info_from_summoner</text:span></text:p>
      <text:p text:style-name="P1"><text:span text:style-name="T1">function get_info_from_summoner sets host_info_global[1].other_players.connected_players via copy from result of get_player_from_hostworld</text:span></text:p>
      <text:p text:style-name="P2"/>
      <text:p text:style-name="P1"><text:span text:style-name="T1">GetRemoteWorldInfo is running a loop to get all the phantoms</text:span></text:p>
      <text:p text:style-name="P1"><text:span text:style-name="T1">investigating how the phantoms data is gotten/copied (char_array_stuff) is dead end</text:span></text:p>
      <text:p text:style-name="P2"/>
      <text:p text:style-name="P1"><text:span text:style-name="T1">*number of phantoms is given as char_list_size. this is used for loop.*</text:span></text:p>
      <text:p text:style-name="P2"/>
      <text:p text:style-name="P1"><text:span text:style-name="T1">*increasing char_list_size results in the next phantom gotten being invalid/uninitalized*</text:span></text:p>
      <text:p text:style-name="P2"/>
      <text:p text:style-name="P1"><text:span text:style-name="T1">*what writes to the first phantom struct we always read?*</text:span></text:p>
      <text:p text:style-name="P1"><text:span text:style-name="T1">init_charlist_metadata, always called first in GetRemoteWorldInfo</text:span></text:p>
      <text:p text:style-name="P2"/>
      <text:p text:style-name="P1"><text:span text:style-name="T1">*What write to phantom structs when &lt;4 players?*</text:span></text:p>
      <text:p text:style-name="P2"/>
      <text:p text:style-name="P2"/>
      <text:p text:style-name="P15"><text:bookmark text:name="_9ljrbh8u3srk"/><text:span text:style-name="T1">INVESTIGATING CLIENT END</text:span></text:p>
      <text:p text:style-name="P1"><text:span text:style-name="T1">char list size == 4 when no other phantoms</text:span></text:p>
      <text:p text:style-name="P8"><text:span text:style-name="T1"><text:tab/><text:tab/> 5 when 1 phantom</text:span></text:p>
      <text:p text:style-name="P1"><text:span text:style-name="T1"><text:tab/><text:tab/> 6 when 2 phantoms</text:span></text:p>
      <text:p text:style-name="P1"><text:span text:style-name="T1"><text:tab/><text:tab/></text:span><text:span text:style-name="T1"><office:annotation office:name="__Annotation__445_1475103935"><dc:creator>Giovanni Crisanti</dc:creator><dc:date>2017-04-03T05:17:23</dc:date><text:p><text:span text:style-name="T12">Reasonably certain. Its most obvious in increase_charlist_size, where its incremented by 1, and has an error handling message above that mentions "list&lt;t&gt; is too large". Also used in GetRemoteWorldInfo to govern if the loop should continue. char list size may not be exactly the correct name/description, but it seems to fit well.</text:span></text:p></office:annotation></text:span><text:span text:style-name="T1"><office:annotation office:name="__Annotation__443_1475103935"><dc:creator>Jeri Haapavuo</dc:creator><dc:date>2017-04-03T05:17:23</dc:date><text:p><text:span text:style-name="T12">Haven't yet investigated the code but seems like you have incorrect offset here? Maybe the list size is actually a longer variable or starts from a different offset?</text:span></text:p><text:p/><text:p><text:span text:style-name="T12">Are you sure that this actually is the list size variable?</text:span></text:p></office:annotation></text:span><text:span text:style-name="T1"> 1 when 3 phantoms</text:span><office:annotation-end office:name="__Annotation__443_1475103935"/><office:annotation-end office:name="__Annotation__445_1475103935"/></text:p>
      <text:p text:style-name="P1"><text:soft-page-break/><text:span text:style-name="T1"><text:tab/>what sets it?</text:span></text:p>
      <text:p text:style-name="P1"><text:span text:style-name="T1"><text:tab/></text:span></text:p>
      <text:p text:style-name="P1"><text:span text:style-name="T1"><text:tab/>*when summoning with 3 phantoms:</text:span></text:p>
      <text:p text:style-name="P1"><text:span text:style-name="T1"><text:tab/>sub_71CEE0</text:span></text:p>
      <text:p text:style-name="P1"><text:span text:style-name="T1"><text:tab/><text:tab/>|</text:span></text:p>
      <text:p text:style-name="P1"><text:span text:style-name="T1"><text:tab/><text:tab/>init_char_list_maybe_up1</text:span></text:p>
      <text:p text:style-name="P1"><text:span text:style-name="T1"><text:tab/><text:tab/><text:tab/>|</text:span></text:p>
      <text:p text:style-name="P1"><text:span text:style-name="T1"><text:tab/><text:tab/><text:tab/>init_char_list_maybe</text:span></text:p>
      <text:p text:style-name="P1"><text:span text:style-name="T1"><text:tab/><text:tab/><text:tab/><text:tab/>|</text:span></text:p>
      <text:p text:style-name="P1"><text:span text:style-name="T1"><text:tab/><text:tab/><text:tab/><text:tab/>get_player_and_put_in_hostworld_list</text:span></text:p>
      <text:p text:style-name="P1"><text:span text:style-name="T1"><text:tab/><text:tab/><text:tab/><text:tab/><text:tab/>|</text:span></text:p>
      <text:p text:style-name="P1"><text:span text:style-name="T1"><text:tab/><text:tab/><text:tab/><text:tab/><text:tab/>increase_charlist_size (just a +1)</text:span></text:p>
      <text:p text:style-name="P1"><text:span text:style-name="T1"><text:tab/><text:tab/><text:tab/><text:tab/></text:span></text:p>
      <text:p text:style-name="P1"><text:span text:style-name="T1"><text:tab/>*when summoning with 1 phantoms:</text:span></text:p>
      <text:p text:style-name="P1"><text:span text:style-name="T1"><text:tab/>sub_702170</text:span></text:p>
      <text:p text:style-name="P1"><text:span text:style-name="T1"><text:tab/><text:tab/>|</text:span></text:p>
      <text:p text:style-name="P1"><text:span text:style-name="T1"><text:tab/><text:tab/>sets up first_host_info</text:span></text:p>
      <text:p text:style-name="P1"><text:span text:style-name="T1"><text:tab/><text:tab/>|</text:span></text:p>
      <text:p text:style-name="P1"><text:span text:style-name="T1"><text:tab/><text:tab/>deal_with_all_chars_n_shit</text:span></text:p>
      <text:p text:style-name="P1"><text:span text:style-name="T1"><text:tab/><text:tab/><text:tab/>|</text:span></text:p>
      <text:p text:style-name="P1"><text:span text:style-name="T1"><text:tab/><text:tab/><text:tab/>reads_in_chars_n_stuff_kindof</text:span></text:p>
      <text:p text:style-name="P1"><text:soft-page-break/><text:span text:style-name="T1"><text:tab/><text:tab/><text:tab/><text:tab/>|</text:span></text:p>
      <text:p text:style-name="P1"><text:span text:style-name="T1"><text:tab/><text:tab/><text:tab/><text:tab/>get_the_chars_and_init_char_list</text:span></text:p>
      <text:p text:style-name="P1"><text:span text:style-name="T1"><text:tab/><text:tab/><text:tab/><text:tab/><text:tab/>|</text:span></text:p>
      <text:p text:style-name="P1"><text:span text:style-name="T1"><text:tab/><text:tab/><text:tab/><text:tab/><text:tab/>addto_char_list_maybe</text:span></text:p>
      <text:p text:style-name="P1"><text:span text:style-name="T1"><text:tab/><text:tab/><text:tab/><text:tab/><text:tab/><text:tab/>|</text:span></text:p>
      <text:p text:style-name="P1"><text:span text:style-name="T1"><text:tab/><text:tab/><text:tab/><text:tab/><text:tab/><text:tab/>get_player_and_put_in_hostworld_list</text:span></text:p>
      <text:p text:style-name="P1"><text:span text:style-name="T1"><text:tab/><text:tab/><text:tab/><text:tab/><text:tab/><text:tab/><text:tab/>|</text:span></text:p>
      <text:p text:style-name="P1"><text:span text:style-name="T1"><text:tab/><text:tab/><text:tab/><text:tab/><text:tab/><text:tab/><text:tab/>increase_charlist_size (just a +1)</text:span></text:p>
      <text:p text:style-name="P1"><text:span text:style-name="T1"><text:tab/><text:tab/><text:tab/><text:tab/><text:tab/>|</text:span></text:p>
      <text:p text:style-name="P1"><text:span text:style-name="T1"><text:tab/><text:tab/><text:tab/><text:tab/><text:tab/>loop which adds a characters to list!!!!!!!!!!</text:span></text:p>
      <text:p text:style-name="P1"><text:span text:style-name="T1"><text:tab/><text:tab/><text:tab/><text:tab/><text:tab/>loops from start_of_list to end (look into these)</text:span></text:p>
      <text:p text:style-name="P1"><text:span text:style-name="T1"><text:tab/><text:tab/><text:tab/><text:tab/><text:tab/><text:tab/>|</text:span></text:p>
      <text:p text:style-name="P1"><text:span text:style-name="T1"><text:tab/><text:tab/><text:tab/><text:tab/><text:tab/><text:tab/>get_additional_chars_maybe</text:span></text:p>
      <text:p text:style-name="P1"><text:span text:style-name="T1"><text:tab/><text:tab/><text:tab/>|</text:span></text:p>
      <text:p text:style-name="P1"><text:span text:style-name="T1"><text:tab/><text:tab/><text:tab/>some massive loop to do with start and end count</text:span></text:p>
      <text:p text:style-name="P1"><text:span text:style-name="T1"><text:tab/><text:tab/><text:tab/></text:span></text:p>
      <text:p text:style-name="P1"><text:span text:style-name="T1"><text:tab/><text:tab/><text:tab/></text:span></text:p>
      <text:p text:style-name="P1"><text:span text:style-name="T1"><text:tab/>while these are ongoing, GetRemoteWorldInfo is in another thread pulling from the list</text:span></text:p>
      <text:p text:style-name="P1"><text:span text:style-name="T1"><text:tab/></text:span></text:p>
      <text:p text:style-name="P1"><text:span text:style-name="T1">is the host not sending over all the chars? is there an issue there?</text:span></text:p>
      <text:p text:style-name="P2"/>
      <text:p text:style-name="P15"><text:bookmark text:name="_1sxhvzke6o5k"/><text:soft-page-break/><text:span text:style-name="T1">INVESTIGATING HOST END</text:span></text:p>
      <text:p text:style-name="P2"/>
      <text:p text:style-name="P1"><text:span text:style-name="T1">total_num_connected_players_secondary-</text:span></text:p>
      <text:p text:style-name="P1"><text:span text:style-name="T1">if its 4, can't summon another player (doesnt even error out anywhere)</text:span></text:p>
      <text:p text:style-name="P1"><text:span text:style-name="T1">if its 3, can but errors out on client if have &gt;4 in world</text:span></text:p>
      <text:p text:style-name="P2"/>
      <text:p text:style-name="P1"><text:span text:style-name="T1">max_allowed_summons-</text:span></text:p>
      <text:p text:style-name="P1"><text:span text:style-name="T1">setting to 5 and leaving total_num_connected_players_secondary normal causes connect failure on client end</text:span></text:p>
      <text:p text:style-name="P2"/>
      <text:p text:style-name="P1"><text:span text:style-name="T1">Try not forcing total_num_connected_players to 1 maybe?</text:span></text:p>
      <text:p text:style-name="P2"/>
      <text:p text:style-name="P1"><text:span text:style-name="T1">*DB11BE: maybe a check on show summon sig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Mono" fo:font-family="'Roboto Mon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Mono" fo:font-family="'Roboto Mon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6" meta:paragraph-count="226" meta:word-count="2352" meta:character-count="16602" meta:non-whitespace-character-count="14232"/>
    <meta:generator>LibreOfficeDev/5.1.0.3$Linux_X86_64 LibreOffice_project/</meta:generator>
  </office:meta>
</office:document-meta>
</file>